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2cm" svg:height="2.54cm" svg:x="8.195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905cm" svg:x="9.973cm" svg:y="8.97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5.104cm" svg:height="1.27cm" svg:x="8.342cm" svg:y="4.917cm">
          <text:p text:style-name="P1"><text:span text:style-name="T1">Data 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cm" svg:height="2.57cm" svg:x="2.27cm" svg:y="3.02cm">
          <text:p text:style-name="P2"><text:span text:style-name="T1">.xls templ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46cm" svg:height="2.54cm" svg:x="15.696cm" svg:y="3.012cm">
          <text:p text:style-name="P2"><text:span text:style-name="T1">.xls re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4.318cm" svg:x="7.35cm" svg:y="2.2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953cm" svg:y1="4.263cm" svg:x2="7.35cm" svg:y2="4.263cm">
          <text:p/>
        </draw:line>
        <draw:line draw:style-name="gr5" draw:text-style-name="P2" draw:layer="layout" svg:x1="14.335cm" svg:y1="4.282cm" svg:x2="15.732cm" svg:y2="4.282cm">
          <text:p/>
        </draw:line>
        <draw:line draw:style-name="gr5" draw:text-style-name="P2" draw:layer="layout" svg:x1="10.76cm" svg:y1="8.6cm" svg:x2="10.76cm" svg:y2="6.568cm">
          <text:p/>
        </draw:line>
        <draw:custom-shape draw:style-name="gr3" draw:text-style-name="P1" draw:layer="layout" svg:width="5.104cm" svg:height="1.651cm" svg:x="8.342cm" svg:y="2.631cm">
          <text:p text:style-name="P1"><text:span text:style-name="T1">JavaScript Objec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1-12T13:55:35</dc:date>
    <dc:creator>vv </dc:creator>
    <meta:editing-duration>PT4H12M36S</meta:editing-duration>
    <meta:editing-cycles>32</meta:editing-cycles>
    <meta:generator>LibreOffice/3.5$Linux_x86 LibreOffice_project/350m1$Build-2</meta:generator>
    <meta:document-statistic meta:object-count="10"/>
  </office:meta>
</office:document-meta>
</file>